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list-style-name="LFO1" style:family="paragraph"/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list-style-name="LFO1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list-style-name="LFO1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list-style-name="LFO1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list-style-name="LFO1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list-style-name="LFO1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list-style-name="LFO1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list-style-name="LFO1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list-style-name="LFO1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list-style-name="LFO1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list-style-name="LFO1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list-style-name="LFO1" style:family="paragraph"/>
    <style:style style:name="T5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earch Terminal and open it</text:p>
      <text:list text:style-name="LFO1" text:continue-numbering="true">
        <text:list-item>
          <text:p text:style-name="P3">Write command<text:s/><text:span text:style-name="T4">s</text:span><text:span text:style-name="T5">udo su</text:span><text:span text:style-name="T6"><text:s/></text:span>it will asked for password write your password and it will provide root which is layer of security .</text:p>
        </text:list-item>
        <text:list-item>
          <text:p text:style-name="P7">To check user on Ubuntu write command<text:s/><text:span text:style-name="T8">cat<text:s/></text:span><text:span text:style-name="T9"><text:s/>/ etc /passwd<text:s/></text:span><text:span text:style-name="T10">. We have to left space after cat<text:s/></text:span><text:span text:style-name="T11">command.</text:span></text:p>
        </text:list-item>
        <text:list-item>
          <text:p text:style-name="P12">To check the current directory write command<text:s/><text:span text:style-name="T13">pwd</text:span></text:p>
        </text:list-item>
        <text:list-item>
          <text:p text:style-name="P14">To<text:s/>check the folders / list of directories in the directory write the<text:s/><text:span text:style-name="T15">ls<text:s/></text:span>command .</text:p>
        </text:list-item>
        <text:list-item>
          <text:p text:style-name="P16">To change the directory means go into any folder or directory write the command<text:s/><text:span text:style-name="T17">cd folder name</text:span><text:s/>. For example <text:s/>To go into Desktop <text:s/>the following command is used :</text:p>
        </text:list-item>
      </text:list>
      <text:p text:style-name="P18">cd Desktop .</text:p>
      <text:list text:style-name="LFO1" text:continue-numbering="true">
        <text:list-item>
          <text:p text:style-name="P19"><text:span text:style-name="T20"><text:s/></text:span>To make directory by own write the command <text:s/><text:span text:style-name="T21">mkdir <text:s/>NewFolderName .<text:s/></text:span>For example</text:p>
        </text:list-item>
      </text:list>
      <text:p text:style-name="Standard"><text:span text:style-name="T22">mkdir new <text:s/></text:span>when we do it , it create a directory inside the current directory .</text:p>
      <text:list text:style-name="LFO1" text:continue-numbering="true">
        <text:list-item>
          <text:p text:style-name="P23">To check the the new directory we can use the previous commands<text:s/><text:span text:style-name="T24">ls<text:s/></text:span>and<text:s/><text:span text:style-name="T25">pwd .</text:span></text:p>
        </text:list-item>
        <text:list-item>
          <text:p text:style-name="P26">To go back into<text:s/>the previous directory use command<text:s/><text:span text:style-name="T27">cd ..<text:s/></text:span>, here in command after cd you have to left space <text:s/>then write 2 dots.</text:p>
        </text:list-item>
        <text:list-item>
          <text:p text:style-name="P28">To show all the hidden directories write the command<text:s/><text:span text:style-name="T29">ls -a<text:s/></text:span>. Ls show the all directories and -a shows hidden . <text:s/>We can also go into the hidden directories by upper commands<text:s/><text:span text:style-name="T30">cd foldername<text:s/></text:span>.</text:p>
        </text:list-item>
        <text:list-item>
          <text:p text:style-name="P31">If we want to go into the next director we can use the command<text:s/><text:span text:style-name="T32">cd ./directoryname<text:s/></text:span>. It will take to the next directory but pwd tells about the current directory .</text:p>
        </text:list-item>
        <text:list-item>
          <text:p text:style-name="P33">Similarly if we want to go back into the previous directory use command <text:s/></text:p>
        </text:list-item>
      </text:list>
      <text:p text:style-name="Standard"><text:span text:style-name="T34">cd ../directoryname<text:s/></text:span>. There is no space between ./ and director name .</text:p>
      <text:list text:style-name="LFO1" text:continue-numbering="true">
        <text:list-item>
          <text:p text:style-name="P35">If we want to create hidden directory we use<text:s/><text:span text:style-name="T36">mkdir .hiddendirectoryname<text:s/></text:span>. <text:s/>Here we use dot with hidden director name. Otherwise we don’t use dot .</text:p>
        </text:list-item>
        <text:list-item>
          <text:p text:style-name="P37">If we<text:s/>want to create a new file we use command<text:s/><text:span text:style-name="T38">nano filename.saveas<text:s/></text:span>. Here save as means that we can create txt file , html file etc . When we use nano it will open an editor .</text:p>
        </text:list-item>
        <text:list-item>
          <text:p text:style-name="P39">If we don’t want to open an editor we use the command<text:s/><text:span text:style-name="T40"><text:s/>touch filename.saveas<text:s/></text:span>.</text:p>
        </text:list-item>
        <text:list-item>
          <text:p text:style-name="P41">If we want to edit text into the any previous file we use the command</text:p>
        </text:list-item>
      </text:list>
      <text:p text:style-name="Standard"><text:span text:style-name="T42">nano filenameToBeEdited<text:s/></text:span>.</text:p>
      <text:list text:style-name="LFO1" text:continue-numbering="true">
        <text:list-item>
          <text:p text:style-name="P43">If we want to see the content of any file we use the command<text:s/><text:span text:style-name="T44">cat filename<text:s/></text:span>.</text:p>
        </text:list-item>
      </text:list>
      <text:p text:style-name="Standard">For example Hello.txt is a file . If we want to see the content of this file we use<text:s/>command<text:s/><text:span text:style-name="T45">cat Hello.txt<text:s/></text:span>. If we want to see the content of more than one file at a time use command</text:p>
      <text:p text:style-name="Standard"><text:span text:style-name="T46">cat filename filename<text:s/></text:span>.</text:p>
      <text:list text:style-name="LFO1" text:continue-numbering="true">
        <text:list-item>
          <text:p text:style-name="P47">If we want to check how many commands we have performed yet use command<text:s/><text:span text:style-name="T48">history<text:s/></text:span>.</text:p>
        </text:list-item>
      </text:list>
      <text:p text:style-name="Standard">And if we want to delete all previous commands use<text:s/>command<text:s/><text:span text:style-name="T49">exit</text:span><text:s/>.</text:p>
      <text:list text:style-name="LFO1" text:continue-numbering="true">
        <text:list-item>
          <text:p text:style-name="P50">If we want to move any file to any director use command</text:p>
        </text:list-item>
      </text:list>
      <text:p text:style-name="Standard"><text:span text:style-name="T51">mv ./directoryNameWhereYouWantToMove<text:s/></text:span>.</text:p>
      <text:list text:style-name="LFO1" text:continue-numbering="true">
        <text:list-item>
          <text:p text:style-name="P52">If we want to remove any file use the command<text:s/><text:span text:style-name="T53">rm filename<text:s/></text:span>.</text:p>
        </text:list-item>
        <text:list-item>
          <text:p text:style-name="P54">If we want to come out from the root use command<text:s/><text:span text:style-name="T55">exit<text:s/></text:span>.</text:p>
        </text:list-item>
        <text:list-item>
          <text:p text:style-name="P56">If we want to copy the content of one file into other use the command</text:p>
        </text:list-item>
      </text:list>
      <text:p text:style-name="Standard"><text:span text:style-name="T57">cp filenameOfWhichContentIscopied ./directoryname/fileNameToWhichContentIsPlaced</text:span></text:p>
      <text:p text:style-name="Standard">For example : <text:s/>cp<text:span text:style-name="T58"><text:s/></text:span>Intro.txt ./new/Hello.tx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Basics Commands of Linu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ni</dc:creator>
    <meta:creation-date>2022-01-22T16:45:00Z</meta:creation-date>
    <dc:date>2022-04-13T23:32:00Z</dc:date>
    <meta:template xlink:href="Normal" xlink:type="simple"/>
    <meta:editing-cycles>4</meta:editing-cycles>
    <meta:editing-duration>PT300S</meta:editing-duration>
    <meta:document-statistic meta:page-count="1" meta:paragraph-count="5" meta:word-count="411" meta:character-count="2750" meta:row-count="19" meta:non-whitespace-character-count="2344"/>
  </office:meta>
</office:document-meta>
</file>